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ext_20_body">
      <style:text-properties style:font-name="Liberation Serif" officeooo:paragraph-rsid="00562249"/>
    </style:style>
    <style:style style:name="P2" style:family="paragraph" style:parent-style-name="Text_20_body" style:list-style-name="Numbering_20_abc">
      <style:text-properties style:font-name="Liberation Serif" officeooo:paragraph-rsid="00562249"/>
    </style:style>
    <style:style style:name="T1" style:family="text">
      <style:text-properties officeooo:rsid="00386c36"/>
    </style:style>
    <style:style style:name="T2" style:family="text">
      <style:text-properties officeooo:rsid="00392679"/>
    </style:style>
    <style:style style:name="T3" style:family="text">
      <style:text-properties officeooo:rsid="003a423d"/>
    </style:style>
    <style:style style:name="T4" style:family="text">
      <style:text-properties officeooo:rsid="003f49bc"/>
    </style:style>
    <style:style style:name="T5" style:family="text">
      <style:text-properties officeooo:rsid="00414578"/>
    </style:style>
    <style:style style:name="T6" style:family="text">
      <style:text-properties officeooo:rsid="00434407"/>
    </style:style>
    <style:style style:name="T7" style:family="text">
      <style:text-properties officeooo:rsid="004473dd"/>
    </style:style>
    <style:style style:name="T8" style:family="text">
      <style:text-properties officeooo:rsid="0045ad93"/>
    </style:style>
    <style:style style:name="T9" style:family="text">
      <style:text-properties officeooo:rsid="004daee1"/>
    </style:style>
    <style:style style:name="T10" style:family="text">
      <style:text-properties officeooo:rsid="004f7c50"/>
    </style:style>
    <style:style style:name="T11" style:family="text">
      <style:text-properties officeooo:rsid="005234c2"/>
    </style:style>
    <style:style style:name="T12" style:family="text">
      <style:text-properties officeooo:rsid="005315c9"/>
    </style:style>
    <style:style style:name="T13" style:family="text">
      <style:text-properties officeooo:rsid="005390dd"/>
    </style:style>
    <style:style style:name="T14" style:family="text">
      <style:text-properties officeooo:rsid="0054fdf9"/>
    </style:style>
    <style:style style:name="T15" style:family="text">
      <style:text-properties officeooo:rsid="034a7de9"/>
    </style:style>
    <style:style style:name="T16" style:family="text">
      <style:text-properties officeooo:rsid="00562249"/>
    </style:style>
    <style:style style:name="T17" style:family="text">
      <style:text-properties fo:font-size="12pt" fo:font-weight="bold" officeooo:rsid="00384b93" style:font-size-asian="12pt" style:font-weight-asian="bold" style:font-size-complex="12pt" style:font-weight-complex="bold"/>
    </style:style>
    <style:style style:name="T18" style:family="text">
      <style:text-properties fo:font-size="12pt" fo:font-weight="bold" officeooo:rsid="00562249"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pan text:style-name="T17">Export/</text:span><text:span text:style-name="T18">Sharing</text:span><text:span text:style-name="T17"> of Mails</text:span></text:p>
      <text:p text:style-name="Preformatted_20_Text"/>
      <text:p text:style-name="P1">The Mail <text:span text:style-name="T16">export (or Mail </text:span><text:span text:style-name="T15">Sharing)</text:span> feature enables users to share one or more of the selected mails with other people. The MBox Viewer will create the following files under ExportCache folder when exporting one or more selected mails. <text:span text:style-name="T6">Only files related to selected mails are exported.</text:span></text:p>
      <text:p text:style-name="P1">1. <text:span text:style-name="T3">The “Export selected </text:span><text:span text:style-name="T7">single </text:span><text:span text:style-name="T3">mail to a file” option. </text:span><text:span text:style-name="T7">When</text:span> single mail is exported the following files are created:</text:p>
      <text:list xml:id="list971100499" text:style-name="Numbering_20_abc">
        <text:list-item>
          <text:p text:style-name="P2"><text:span text:style-name="T5">Single </text:span>SelectedMailName.htm file <text:span text:style-name="T2">under ExportCache folder</text:span>, where SelectedMailName is a unique name constructed for the selected mail. <text:span text:style-name="T4">User can define </text:span><text:span text:style-name="T5">custom </text:span><text:span text:style-name="T4">template </text:span><text:span text:style-name="T5">for file name</text:span><text:span text:style-name="T4"> via “File-&gt;Print</text:span><text:span text:style-name="T5"> Config-&gt;Custom Template-&gt;Compose Custom Template” dialog.</text:span></text:p>
        </text:list-item>
        <text:list-item>
          <text:p text:style-name="P2">“Attachments” folder for <text:span text:style-name="T2">all </text:span><text:span text:style-name="T5">inline and </text:span>non inline attachments. </text:p>
        </text:list-item>
      </text:list>
      <text:p text:style-name="P1"><text:span text:style-name="T2">2</text:span>. <text:span text:style-name="T3">The “Export selected </text:span><text:span text:style-name="T7">multiple </text:span><text:span text:style-name="T3">mails to separate files” option. </text:span><text:span text:style-name="T7">When</text:span> multiple mails are exported <text:span text:style-name="T1">to separate files </text:span>the following files and folders are created:</text:p>
      <text:list xml:id="list222859897315809" text:continue-list="list971100499" text:style-name="Numbering_20_abc">
        <text:list-item text:start-value="1">
          <text:p text:style-name="P2">The index.htm<text:span text:style-name="T13">l</text:span> file that shows all mails <text:span text:style-name="T5">as the </text:span>table with the following columns: attachment indicator, <text:span text:style-name="T13">D</text:span>at<text:span text:style-name="T8">e</text:span>, <text:span text:style-name="T13">S</text:span>ubject, <text:span text:style-name="T13">F</text:span>rom and <text:span text:style-name="T13">T</text:span>o.</text:p>
        </text:list-item>
        <text:list-item>
          <text:p text:style-name="P2"><text:span text:style-name="T2">“Mails” </text:span><text:span text:style-name="T1">folder for all exported mails </text:span><text:span text:style-name="T5">in Html format</text:span><text:span text:style-name="T1">. MBox Viewer creates </text:span><text:span text:style-name="T2">a </text:span><text:span text:style-name="T1">separate file for each exported mail as </text:span>SelectedMailName.htm file, where SelectedMailName is a unique name constructed for the selected mail. <text:span text:style-name="T4">User can define </text:span><text:span text:style-name="T5">custom </text:span><text:span text:style-name="T4">template </text:span><text:span text:style-name="T5">for file name</text:span><text:span text:style-name="T4"> via “File-&gt;Print</text:span><text:span text:style-name="T5"> Config-&gt;Custom Template-&gt;Compose Custom Template” dialog.</text:span></text:p>
        </text:list-item>
        <text:list-item>
          <text:p text:style-name="P2">“Attachments” folder for <text:span text:style-name="T2">all </text:span><text:span text:style-name="T5">inline </text:span>non inline attachments</text:p>
        </text:list-item>
      </text:list>
      <text:p text:style-name="P1"><text:span text:style-name="T2">3</text:span>. <text:span text:style-name="T3">The “Export selected </text:span><text:span text:style-name="T8">multiple </text:span><text:span text:style-name="T3">mails to a single file” option. </text:span>If <text:span text:style-name="T2">multiple</text:span> mail<text:span text:style-name="T2">s</text:span> <text:span text:style-name="T2">are</text:span> exported <text:span text:style-name="T2">to single file </text:span>the following files are created:</text:p>
      <text:list text:continue-list="list222859897315809" text:style-name="Numbering_20_abc">
        <text:list-item text:start-value="1">
          <text:p text:style-name="P2">SelectedMailName.htm file <text:span text:style-name="T2">under ExportCache folder</text:span>, where SelectedMailName is a unique name constructed for the selected mail<text:span text:style-name="T8">s</text:span> <text:span text:style-name="T2">being concatenated</text:span>.</text:p>
        </text:list-item>
        <text:list-item>
          <text:p text:style-name="P2">“Attachments” folder for <text:span text:style-name="T2">all </text:span><text:span text:style-name="T5">inline </text:span><text:span text:style-name="T8">and </text:span>non inline attachments</text:p>
        </text:list-item>
      </text:list>
      <text:p text:style-name="P1">In all case<text:span text:style-name="T12">s</text:span>, the exportMails2Pdf.cmd file will also be created in the AttachmentCache folder to create PDF file from mails <text:span text:style-name="T9">when needed by a user. By default MBox Viewer doesn’t export mails in PDF format since links to attachments are </text:span><text:span text:style-name="T11">created as </text:span><text:span text:style-name="T9">absolute </text:span><text:span text:style-name="T11">links </text:span><text:span text:style-name="T9">and work only </text:span><text:span text:style-name="T13">on </text:span><text:span text:style-name="T9">local computer. </text:span><text:span text:style-name="T10">Instead, MBox Viewer create</text:span><text:span text:style-name="T11">s</text:span><text:span text:style-name="T10"> command script to enable users to create PDF files locally. </text:span><text:span text:style-name="T12">Edge or Chrome browser must be installed on the user computer.</text:span></text:p>
      <text:p text:style-name="P1">MBox Viewer allows single export <text:span text:style-name="T9">per mbox mail file </text:span>at a time. If export<text:span text:style-name="T9">ed</text:span> files exist already, user is asked to copy <text:span text:style-name="T2">ExportCache</text:span> <text:span text:style-name="T9">folder</text:span> to another location, or to <text:span text:style-name="T9">agree to override the existing export folder, that is to </text:span>delete existing files and create new files.</text:p>
      <text:p text:style-name="P1">User can configure how to open linked documents via “Export Selected Mails-&gt; Config” option, i.e. links to attachments or links to mails in the index.html file. <text:span text:style-name="T14">The same configuration options are available via “Print Config-&gt;HTML/PDF Mail Header Configuration-&gt;How to open attachment link” options. The options are persist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4-02-09T22:28:57.664000000</dc:date>
    <meta:editing-duration>PT4H20M26S</meta:editing-duration>
    <meta:editing-cycles>48</meta:editing-cycles>
    <meta:document-statistic meta:table-count="0" meta:image-count="0" meta:object-count="0" meta:page-count="1" meta:paragraph-count="15" meta:word-count="439" meta:character-count="2830" meta:non-whitespace-character-count="2412"/>
  </office:meta>
</office:document-meta>
</file>